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5f4" officeooo:paragraph-rsid="000d85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ervisor 使用说明</text:p>
      <text:p text:style-name="P1">+ 安装supervisor</text:p>
      <text:p text:style-name="P1"><text:tab/>sudo apt-get install supervisor</text:p>
      <text:p text:style-name="P1">+ 配置supervisor</text:p>
      <text:p text:style-name="P1"><text:tab/>对文件中的 supervisor.conf进行配置，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9:01:23.418371515</meta:creation-date>
    <dc:date>2017-01-18T19:01:47.137573612</dc:date>
    <meta:editing-duration>P0D</meta:editing-duration>
    <meta:editing-cycles>1</meta:editing-cycles>
    <meta:document-statistic meta:table-count="0" meta:image-count="0" meta:object-count="0" meta:page-count="1" meta:paragraph-count="5" meta:word-count="28" meta:character-count="107" meta:non-whitespace-character-count="93"/>
    <meta:generator>LibreOffice/4.2.8.2$Linux_x86 LibreOffice_project/420m0$Build-2</meta:generator>
  </office:meta>
</office:document-meta>
</file>